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Georgia" svg:font-family="Georgia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986cm"/>
    </style:style>
    <style:style style:name="Tabla1.B" style:family="table-column">
      <style:table-column-properties style:column-width="7.712cm"/>
    </style:style>
    <style:style style:name="Tabla1.C" style:family="table-column">
      <style:table-column-properties style:column-width="5.302cm"/>
    </style:style>
    <style:style style:name="Tabla1.A1" style:family="table-cell">
      <style:table-cell-properties style:vertical-align="middle" fo:padding="0cm" fo:border="none"/>
    </style:style>
    <style:style style:name="P1" style:family="paragraph" style:parent-style-name="Text_20_body" style:list-style-name="L1">
      <style:paragraph-properties style:line-height-at-least="0.564cm" fo:orphans="2" fo:widows="2"/>
    </style:style>
    <style:style style:name="P2" style:family="paragraph" style:parent-style-name="Text_20_body" style:list-style-name="L2">
      <style:paragraph-properties style:line-height-at-least="0.564cm" fo:orphans="2" fo:widows="2"/>
    </style:style>
    <style:style style:name="P3" style:family="paragraph" style:parent-style-name="Text_20_body" style:list-style-name="L3">
      <style:paragraph-properties style:line-height-at-least="0.564cm" fo:orphans="2" fo:widows="2"/>
    </style:style>
    <style:style style:name="P4" style:family="paragraph" style:parent-style-name="Text_20_body" style:list-style-name="L4">
      <style:paragraph-properties style:line-height-at-least="0.564cm" fo:orphans="2" fo:widows="2"/>
    </style:style>
    <style:style style:name="P5" style:family="paragraph" style:parent-style-name="Text_20_body" style:list-style-name="L5">
      <style:paragraph-properties style:line-height-at-least="0.564cm" fo:orphans="2" fo:widows="2"/>
    </style:style>
    <style:style style:name="P6" style:family="paragraph" style:parent-style-name="Text_20_body" style:list-style-name="L6">
      <style:paragraph-properties style:line-height-at-least="0.564cm" fo:orphans="2" fo:widows="2"/>
    </style:style>
    <style:style style:name="P7" style:family="paragraph" style:parent-style-name="Text_20_body" style:list-style-name="L7">
      <style:paragraph-properties style:line-height-at-least="0.564cm" fo:orphans="2" fo:widows="2"/>
    </style:style>
    <style:style style:name="P8" style:family="paragraph" style:parent-style-name="Text_20_body" style:list-style-name="L8">
      <style:paragraph-properties style:line-height-at-least="0.564cm" fo:orphans="2" fo:widows="2"/>
    </style:style>
    <style:style style:name="P9" style:family="paragraph" style:parent-style-name="Text_20_body" style:list-style-name="L9">
      <style:paragraph-properties style:line-height-at-least="0.564cm" fo:orphans="2" fo:widows="2"/>
    </style:style>
    <style:style style:name="P10" style:family="paragraph" style:parent-style-name="Text_20_body" style:list-style-name="L10">
      <style:paragraph-properties style:line-height-at-least="0.564cm" fo:orphans="2" fo:widows="2"/>
    </style:style>
    <style:style style:name="P11" style:family="paragraph" style:parent-style-name="Text_20_body" style:list-style-name="L11">
      <style:paragraph-properties style:line-height-at-least="0.564cm" fo:orphans="2" fo:widows="2"/>
    </style:style>
    <style:style style:name="P12" style:family="paragraph" style:parent-style-name="Text_20_body" style:list-style-name="L12">
      <style:paragraph-properties style:line-height-at-least="0.564cm" fo:orphans="2" fo:widows="2"/>
    </style:style>
    <style:style style:name="P13" style:family="paragraph" style:parent-style-name="Text_20_body" style:list-style-name="L13">
      <style:paragraph-properties style:line-height-at-least="0.564cm" fo:orphans="2" fo:widows="2"/>
    </style:style>
    <style:style style:name="P14" style:family="paragraph" style:parent-style-name="Text_20_body" style:list-style-name="L14">
      <style:paragraph-properties style:line-height-at-least="0.564cm" fo:orphans="2" fo:widows="2"/>
    </style:style>
    <style:style style:name="P15" style:family="paragraph" style:parent-style-name="Text_20_body">
      <style:paragraph-properties fo:margin-left="0cm" fo:margin-right="0cm" fo:margin-top="0cm" fo:margin-bottom="0cm" loext:contextual-spacing="false" style:line-height-at-least="0.564cm" fo:orphans="2" fo:widows="2" fo:text-indent="0cm" style:auto-text-indent="false"/>
    </style:style>
    <style:style style:name="P16" style:family="paragraph" style:parent-style-name="Text_20_body">
      <style:paragraph-properties fo:margin-left="0cm" fo:margin-right="0cm" fo:margin-top="0cm" fo:margin-bottom="0cm" loext:contextual-spacing="false" style:line-height-at-least="0.564cm" fo:orphans="2" fo:widows="2" fo:text-indent="0cm" style:auto-text-indent="false"/>
      <style:text-properties fo:font-variant="normal" fo:text-transform="none" fo:color="#000000" style:font-name="Georgia" fo:font-size="10.5pt" fo:letter-spacing="normal" fo:font-style="normal" fo:font-weight="normal"/>
    </style:style>
    <style:style style:name="P17" style:family="paragraph" style:parent-style-name="Text_20_body" style:list-style-name="L1">
      <style:paragraph-properties fo:margin-top="0cm" fo:margin-bottom="0cm" loext:contextual-spacing="false" style:line-height-at-least="0.564cm" fo:orphans="2" fo:widows="2"/>
    </style:style>
    <style:style style:name="P18" style:family="paragraph" style:parent-style-name="Text_20_body" style:list-style-name="L2">
      <style:paragraph-properties fo:margin-top="0cm" fo:margin-bottom="0cm" loext:contextual-spacing="false" style:line-height-at-least="0.564cm" fo:orphans="2" fo:widows="2"/>
    </style:style>
    <style:style style:name="P19" style:family="paragraph" style:parent-style-name="Text_20_body" style:list-style-name="L3">
      <style:paragraph-properties fo:margin-top="0cm" fo:margin-bottom="0cm" loext:contextual-spacing="false" style:line-height-at-least="0.564cm" fo:orphans="2" fo:widows="2"/>
    </style:style>
    <style:style style:name="P20" style:family="paragraph" style:parent-style-name="Text_20_body" style:list-style-name="L5">
      <style:paragraph-properties fo:margin-top="0cm" fo:margin-bottom="0cm" loext:contextual-spacing="false" style:line-height-at-least="0.564cm" fo:orphans="2" fo:widows="2"/>
    </style:style>
    <style:style style:name="P21" style:family="paragraph" style:parent-style-name="Text_20_body" style:list-style-name="L6">
      <style:paragraph-properties fo:margin-top="0cm" fo:margin-bottom="0cm" loext:contextual-spacing="false" style:line-height-at-least="0.564cm" fo:orphans="2" fo:widows="2"/>
    </style:style>
    <style:style style:name="P22" style:family="paragraph" style:parent-style-name="Text_20_body" style:list-style-name="L7">
      <style:paragraph-properties fo:margin-top="0cm" fo:margin-bottom="0cm" loext:contextual-spacing="false" style:line-height-at-least="0.564cm" fo:orphans="2" fo:widows="2"/>
    </style:style>
    <style:style style:name="P23" style:family="paragraph" style:parent-style-name="Text_20_body" style:list-style-name="L10">
      <style:paragraph-properties fo:margin-top="0cm" fo:margin-bottom="0cm" loext:contextual-spacing="false" style:line-height-at-least="0.564cm" fo:orphans="2" fo:widows="2"/>
    </style:style>
    <style:style style:name="P24" style:family="paragraph" style:parent-style-name="Text_20_body" style:list-style-name="L11">
      <style:paragraph-properties fo:margin-top="0cm" fo:margin-bottom="0cm" loext:contextual-spacing="false" style:line-height-at-least="0.564cm" fo:orphans="2" fo:widows="2"/>
    </style:style>
    <style:style style:name="P25" style:family="paragraph" style:parent-style-name="Text_20_body" style:list-style-name="L12">
      <style:paragraph-properties fo:margin-top="0cm" fo:margin-bottom="0cm" loext:contextual-spacing="false" style:line-height-at-least="0.564cm" fo:orphans="2" fo:widows="2"/>
    </style:style>
    <style:style style:name="P26" style:family="paragraph" style:parent-style-name="Text_20_body" style:list-style-name="L13">
      <style:paragraph-properties fo:margin-top="0cm" fo:margin-bottom="0cm" loext:contextual-spacing="false" style:line-height-at-least="0.564cm" fo:orphans="2" fo:widows="2"/>
    </style:style>
    <style:style style:name="P27" style:family="paragraph" style:parent-style-name="Text_20_body" style:list-style-name="L14">
      <style:paragraph-properties fo:margin-top="0cm" fo:margin-bottom="0cm" loext:contextual-spacing="false" style:line-height-at-least="0.564cm" fo:orphans="2" fo:widows="2"/>
    </style:style>
    <style:style style:name="P28" style:family="paragraph" style:parent-style-name="Text_20_body">
      <style:paragraph-properties fo:margin-left="0.6cm" fo:margin-right="0.6cm" fo:text-indent="0cm" style:auto-text-indent="false"/>
    </style:style>
    <style:style style:name="P29" style:family="paragraph" style:parent-style-name="Table_20_Heading">
      <style:paragraph-properties fo:text-align="start" style:justify-single-word="false"/>
      <style:text-properties fo:color="#666666" fo:font-weight="bold"/>
    </style:style>
    <style:style style:name="P30" style:family="paragraph" style:parent-style-name="Heading_20_3">
      <style:paragraph-properties fo:margin-left="0cm" fo:margin-right="0cm" fo:margin-top="0.6cm" fo:margin-bottom="0.071cm" loext:contextual-spacing="false" fo:orphans="2" fo:widows="2" fo:text-indent="0cm" style:auto-text-indent="false"/>
    </style:style>
    <style:style style:name="P31" style:family="paragraph" style:parent-style-name="Preformatted_20_Text">
      <style:paragraph-properties fo:margin-left="0.6cm" fo:margin-right="0.6cm" fo:margin-top="0.6cm" fo:margin-bottom="0.6cm" loext:contextual-spacing="false" style:line-height-at-least="0.494cm" fo:orphans="2" fo:widows="2" fo:text-indent="0cm" style:auto-text-indent="false" fo:padding-left="0.049cm" fo:padding-right="0cm" fo:padding-top="0cm" fo:padding-bottom="0cm" fo:border-left="0.06pt solid #cccccc" fo:border-right="none" fo:border-top="none" fo:border-bottom="none"/>
    </style:style>
    <style:style style:name="P32" style:family="paragraph" style:parent-style-name="Heading_20_2">
      <style:paragraph-properties fo:margin-left="0cm" fo:margin-right="0cm" fo:margin-top="0.6cm" fo:margin-bottom="0.071cm" loext:contextual-spacing="false" fo:orphans="2" fo:widows="2" fo:text-indent="0cm" style:auto-text-indent="false"/>
    </style:style>
    <style:style style:name="T1" style:family="text">
      <style:text-properties fo:font-variant="normal" fo:text-transform="none" fo:color="#666666" style:text-line-through-style="none" style:text-line-through-type="none" style:font-name="Calibri" fo:font-size="19pt" fo:letter-spacing="normal" fo:font-style="normal" style:text-underline-style="none" style:text-blinking="false"/>
    </style:style>
    <style:style style:name="T2" style:family="text">
      <style:text-properties fo:font-variant="normal" fo:text-transform="none" fo:color="#666666" style:text-line-through-style="none" style:text-line-through-type="none" style:font-name="Calibri" fo:font-size="15pt" fo:letter-spacing="normal" fo:font-style="normal" style:text-underline-style="none" style:text-blinking="false"/>
    </style:style>
    <style:style style:name="T3" style:family="text">
      <style:text-properties fo:font-variant="normal" fo:text-transform="none" fo:color="#000000" style:font-name="Georgia" fo:font-size="10.5pt" fo:letter-spacing="normal" fo:font-style="normal" fo:font-weight="normal"/>
    </style:style>
    <style:style style:name="T4" style:family="text">
      <style:text-properties fo:font-variant="normal" fo:text-transform="none" fo:color="#3b5998" style:text-line-through-style="none" style:text-line-through-type="none" style:font-name="Georgia" fo:font-size="10.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06600" style:font-name="Georgia" fo:font-size="10.5pt" fo:letter-spacing="normal" fo:font-style="normal" fo:font-weight="normal"/>
    </style:style>
    <style:style style:name="T6" style:family="text">
      <style:text-properties fo:font-variant="normal" fo:text-transform="none" fo:color="#006600" fo:font-size="10.5pt" fo:letter-spacing="normal" fo:font-style="normal" fo:font-weight="normal"/>
    </style:style>
    <style:style style:name="T7" style:family="text">
      <style:text-properties fo:font-variant="normal" fo:text-transform="none" fo:color="#006600" fo:letter-spacing="normal"/>
    </style:style>
    <style:style style:name="T8" style:family="text">
      <style:text-properties fo:font-variant="normal" fo:text-transform="none" fo:color="#006600" style:text-line-through-style="none" style:text-line-through-type="none" style:font-name="Georgia" fo:font-size="10.5pt" fo:letter-spacing="normal" fo:font-style="normal" style:text-underline-style="none" fo:font-weight="normal" style:text-blinking="false"/>
    </style:style>
    <style:style style:name="T9" style:family="text">
      <style:text-properties fo:color="#3b5998" style:text-line-through-style="none" style:text-line-through-type="none" style:text-underline-style="none" style:text-blinking="false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aidintrohrefintrointroductiona"/><text:bookmark text:name="intro"/><text:a xlink:type="simple" xlink:href="https://ogp.me/#intro" text:style-name="Internet_20_link" text:visited-style-name="Visited_20_Internet_20_Link"><text:span text:style-name="T1">Introduction</text:span></text:a></text:h>
      <text:p text:style-name="P15"><text:span text:style-name="T3">The </text:span><text:a xlink:type="simple" xlink:href="https://ogp.me/" text:style-name="Internet_20_link" text:visited-style-name="Visited_20_Internet_20_Link"><text:span text:style-name="T4">Open Graph protocol</text:span></text:a><text:span text:style-name="T3"> enables any web page to become a rich object in a social graph. For instance, this is used on Facebook to allow any web page to have the same functionality as any other object on Facebook.</text:span></text:p>
      <text:p text:style-name="P15"><text:span text:style-name="T3"/></text:p>
      <text:p text:style-name="P15"><text:span text:style-name="T3"/></text:p>
      <text:h text:style-name="Heading_20_2" text:outline-level="2"><text:bookmark text:name="aidmetadatahrefmetadatabasicmetadataa"/><text:bookmark text:name="metadata"/><text:a xlink:type="simple" xlink:href="https://ogp.me/#metadata" text:style-name="Internet_20_link" text:visited-style-name="Visited_20_Internet_20_Link"><text:span text:style-name="T1">Basic Metadata</text:span></text:a></text:h>
      <text:p text:style-name="P15"><text:span text:style-name="T3">To turn your web pages into graph objects, you need to add basic metadata to your page. We've based the initial version of the protocol on </text:span><text:a xlink:type="simple" xlink:href="https://en.wikipedia.org/wiki/RDFa" text:style-name="Internet_20_link" text:visited-style-name="Visited_20_Internet_20_Link"><text:span text:style-name="T4">RDFa</text:span></text:a><text:span text:style-name="T3"> which means that you'll place additional </text:span><text:span text:style-name="Source_20_Text"><text:span text:style-name="T5">&lt;meta&gt;</text:span></text:span><text:span text:style-name="T3"> tags in the </text:span><text:span text:style-name="Source_20_Text"><text:span text:style-name="T5">&lt;head&gt;</text:span></text:span><text:span text:style-name="T3"> of your web page. The four required properties for every page are:</text:span></text:p>
      <text:list xml:id="list2556679019" text:style-name="L1">
        <text:list-item>
          <text:p text:style-name="P17"><text:span text:style-name="Source_20_Text"><text:span text:style-name="T5">og:title</text:span></text:span><text:span text:style-name="T3"> - The title of your object as it should appear within the graph, e.g., "The Rock".</text:span></text:p>
        </text:list-item>
        <text:list-item>
          <text:p text:style-name="P17"><text:span text:style-name="Source_20_Text"><text:span text:style-name="T5">og:type</text:span></text:span><text:span text:style-name="T3"> - The </text:span><text:a xlink:type="simple" xlink:href="https://ogp.me/#types" text:style-name="Internet_20_link" text:visited-style-name="Visited_20_Internet_20_Link"><text:span text:style-name="T4">type</text:span></text:a><text:span text:style-name="T3"> of your object, e.g., "video.movie". Depending on the type you specify, other properties may also be required.</text:span></text:p>
        </text:list-item>
        <text:list-item>
          <text:p text:style-name="P17"><text:span text:style-name="Source_20_Text"><text:span text:style-name="T5">og:image</text:span></text:span><text:span text:style-name="T3"> - An image URL which should represent your object within the graph.</text:span></text:p>
        </text:list-item>
        <text:list-item>
          <text:p text:style-name="P1"><text:span text:style-name="Source_20_Text"><text:span text:style-name="T5">og:url</text:span></text:span><text:span text:style-name="T3"> - The canonical URL of your object that will be used as its permanent ID in the graph, e.g., "https://www.imdb.com/title/tt0117500/".</text:span></text:p>
        </text:list-item>
      </text:list>
      <text:p text:style-name="P15"><text:span text:style-name="T3">As an example, the following is the Open Graph protocol markup for </text:span><text:a xlink:type="simple" xlink:href="https://www.imdb.com/title/tt0117500/" text:style-name="Internet_20_link" text:visited-style-name="Visited_20_Internet_20_Link"><text:span text:style-name="T4">The Rock on IMDB</text:span></text:a><text:span text:style-name="T3">:</text:span></text:p>
      <text:p text:style-name="P31"><text:span text:style-name="Source_20_Text"><text:span text:style-name="T6">&lt;html prefix="og: https://ogp.me/ns#"&gt;</text:span></text:span></text:p>
      <text:p text:style-name="P31"><text:span text:style-name="Source_20_Text"><text:span text:style-name="T6">&lt;head&gt;</text:span></text:span></text:p>
      <text:p text:style-name="P31"><text:span text:style-name="Source_20_Text"><text:span text:style-name="T6">&lt;title&gt;The Rock (1996)&lt;/title&gt;</text:span></text:span></text:p>
      <text:p text:style-name="P31"><text:span text:style-name="Source_20_Text"><text:span text:style-name="T6">&lt;meta property="og:title" content="The Rock" /&gt;</text:span></text:span></text:p>
      <text:p text:style-name="P31"><text:span text:style-name="Source_20_Text"><text:span text:style-name="T6">&lt;meta property="og:type" content="video.movie" /&gt;</text:span></text:span></text:p>
      <text:p text:style-name="P31"><text:span text:style-name="Source_20_Text"><text:span text:style-name="T6">&lt;meta property="og:url" content="https://www.imdb.com/title/tt0117500/" /&gt;</text:span></text:span></text:p>
      <text:p text:style-name="P31"><text:span text:style-name="Source_20_Text"><text:span text:style-name="T6">&lt;meta property="og:image" content="https://ia.media-imdb.com/images/rock.jpg" /&gt;</text:span></text:span></text:p>
      <text:p text:style-name="P31"><text:soft-page-break/><text:span text:style-name="Source_20_Text"><text:span text:style-name="T6">...</text:span></text:span></text:p>
      <text:p text:style-name="P31"><text:span text:style-name="Source_20_Text"><text:span text:style-name="T6">&lt;/head&gt;</text:span></text:span></text:p>
      <text:p text:style-name="P31"><text:span text:style-name="Source_20_Text"><text:span text:style-name="T6">...</text:span></text:span></text:p>
      <text:p text:style-name="P31"><text:span text:style-name="Source_20_Text"><text:span text:style-name="T6">&lt;/html&gt;</text:span></text:span></text:p>
      <text:h text:style-name="P30" text:outline-level="3"><text:bookmark text:name="aidoptionalhrefoptionaloptionalmetadataa"/><text:bookmark text:name="optional"/><text:a xlink:type="simple" xlink:href="https://ogp.me/#optional" text:style-name="Internet_20_link" text:visited-style-name="Visited_20_Internet_20_Link"><text:span text:style-name="T2">Optional Metadata</text:span></text:a></text:h>
      <text:p text:style-name="P16">The following properties are optional for any object and are generally recommended:</text:p>
      <text:list xml:id="list2921052812" text:style-name="L2">
        <text:list-item>
          <text:p text:style-name="P18"><text:span text:style-name="Source_20_Text"><text:span text:style-name="T5">og:audio</text:span></text:span><text:span text:style-name="T3"> - A URL to an audio file to accompany this object.</text:span></text:p>
        </text:list-item>
        <text:list-item>
          <text:p text:style-name="P18"><text:span text:style-name="Source_20_Text"><text:span text:style-name="T5">og:description</text:span></text:span><text:span text:style-name="T3"> - A one to two sentence description of your object.</text:span></text:p>
        </text:list-item>
        <text:list-item>
          <text:p text:style-name="P18"><text:span text:style-name="Source_20_Text"><text:span text:style-name="T5">og:determiner</text:span></text:span><text:span text:style-name="T3"> - The word that appears before this object's title in a sentence. An </text:span><text:a xlink:type="simple" xlink:href="https://ogp.me/#enum" text:style-name="Internet_20_link" text:visited-style-name="Visited_20_Internet_20_Link"><text:span text:style-name="T4">enum</text:span></text:a><text:span text:style-name="T3"> of (a, an, the, "", auto). If </text:span><text:span text:style-name="Source_20_Text"><text:span text:style-name="T5">auto</text:span></text:span><text:span text:style-name="T3"> is chosen, the consumer of your data should chose between "a" or "an". Default is "" (blank).</text:span></text:p>
        </text:list-item>
        <text:list-item>
          <text:p text:style-name="P18"><text:span text:style-name="Source_20_Text"><text:span text:style-name="T5">og:locale</text:span></text:span><text:span text:style-name="T3"> - The locale these tags are marked up in. Of the format </text:span><text:span text:style-name="Source_20_Text"><text:span text:style-name="T5">language_TERRITORY</text:span></text:span><text:span text:style-name="T3">. Default is </text:span><text:span text:style-name="Source_20_Text"><text:span text:style-name="T5">en_US</text:span></text:span><text:span text:style-name="T3">.</text:span></text:p>
        </text:list-item>
        <text:list-item>
          <text:p text:style-name="P18"><text:span text:style-name="Source_20_Text"><text:span text:style-name="T5">og:locale:alternate</text:span></text:span><text:span text:style-name="T3"> - An </text:span><text:a xlink:type="simple" xlink:href="https://ogp.me/#array" text:style-name="Internet_20_link" text:visited-style-name="Visited_20_Internet_20_Link"><text:span text:style-name="T4">array</text:span></text:a><text:span text:style-name="T3"> of other locales this page is available in.</text:span></text:p>
        </text:list-item>
        <text:list-item>
          <text:p text:style-name="P18"><text:span text:style-name="Source_20_Text"><text:span text:style-name="T5">og:site_name</text:span></text:span><text:span text:style-name="T3"> - If your object is part of a larger web site, the name which should be displayed for the overall site. e.g., "IMDb".</text:span></text:p>
        </text:list-item>
        <text:list-item>
          <text:p text:style-name="P2"><text:span text:style-name="Source_20_Text"><text:span text:style-name="T5">og:video</text:span></text:span><text:span text:style-name="T3"> - A URL to a video file that complements this object.</text:span></text:p>
        </text:list-item>
      </text:list>
      <text:p text:style-name="P16">For example (line-break solely for display purposes):</text:p>
      <text:p text:style-name="P31"><text:span text:style-name="Source_20_Text"><text:span text:style-name="T6">&lt;meta property="og:audio" content="https://example.com/bond/theme.mp3" /&gt;</text:span></text:span></text:p>
      <text:p text:style-name="P31"><text:span text:style-name="Source_20_Text"><text:span text:style-name="T6">&lt;meta property="og:description" </text:span></text:span></text:p>
      <text:p text:style-name="P31"><text:span text:style-name="Source_20_Text"><text:span text:style-name="T7"><text:s text:c="2"/></text:span></text:span><text:span text:style-name="Source_20_Text"><text:span text:style-name="T6">content="Sean Connery found fame and fortune as the</text:span></text:span></text:p>
      <text:p text:style-name="P31"><text:span text:style-name="Source_20_Text"><text:span text:style-name="T7"><text:s text:c="11"/></text:span></text:span><text:span text:style-name="Source_20_Text"><text:span text:style-name="T6">suave, sophisticated British agent, James Bond." /&gt;</text:span></text:span></text:p>
      <text:p text:style-name="P31"><text:span text:style-name="Source_20_Text"><text:span text:style-name="T6">&lt;meta property="og:determiner" content="the" /&gt;</text:span></text:span></text:p>
      <text:p text:style-name="P31"><text:span text:style-name="Source_20_Text"><text:span text:style-name="T6">&lt;meta property="og:locale" content="en_GB" /&gt;</text:span></text:span></text:p>
      <text:p text:style-name="P31"><text:soft-page-break/><text:span text:style-name="Source_20_Text"><text:span text:style-name="T6">&lt;meta property="og:locale:alternate" content="fr_FR" /&gt;</text:span></text:span></text:p>
      <text:p text:style-name="P31"><text:span text:style-name="Source_20_Text"><text:span text:style-name="T6">&lt;meta property="og:locale:alternate" content="es_ES" /&gt;</text:span></text:span></text:p>
      <text:p text:style-name="P31"><text:span text:style-name="Source_20_Text"><text:span text:style-name="T6">&lt;meta property="og:site_name" content="IMDb" /&gt;</text:span></text:span></text:p>
      <text:p text:style-name="P31"><text:span text:style-name="Source_20_Text"><text:span text:style-name="T6">&lt;meta property="og:video" content="https://example.com/bond/trailer.swf" /&gt;</text:span></text:span></text:p>
      <text:p text:style-name="P15"><text:span text:style-name="T3">The RDF schema (in </text:span><text:a xlink:type="simple" xlink:href="https://en.wikipedia.org/wiki/Turtle_(syntax)" text:style-name="Internet_20_link" text:visited-style-name="Visited_20_Internet_20_Link"><text:span text:style-name="T4">Turtle</text:span></text:a><text:span text:style-name="T3">) can be found at </text:span><text:a xlink:type="simple" xlink:href="https://ogp.me/ns/ogp.me.ttl" text:style-name="Internet_20_link" text:visited-style-name="Visited_20_Internet_20_Link"><text:span text:style-name="T4">ogp.me/ns</text:span></text:a><text:span text:style-name="T3">.</text:span></text:p>
      <text:p text:style-name="Horizontal_20_Line"/>
      <text:h text:style-name="P32" text:outline-level="2"><text:bookmark text:name="aidstructuredhrefstructuredstructuredpropertiesa"/><text:bookmark text:name="structured"/><text:a xlink:type="simple" xlink:href="https://ogp.me/#structured" text:style-name="Internet_20_link" text:visited-style-name="Visited_20_Internet_20_Link"><text:span text:style-name="T1">Structured Properties</text:span></text:a></text:h>
      <text:p text:style-name="P15"><text:span text:style-name="T3">Some properties can have extra metadata attached to them. These are specified in the same way as other metadata with </text:span><text:span text:style-name="Source_20_Text"><text:span text:style-name="T5">property</text:span></text:span><text:span text:style-name="T3"> and </text:span><text:span text:style-name="Source_20_Text"><text:span text:style-name="T5">content</text:span></text:span><text:span text:style-name="T3">, but the </text:span><text:span text:style-name="Source_20_Text"><text:span text:style-name="T5">property</text:span></text:span><text:span text:style-name="T3"> will have extra </text:span><text:span text:style-name="Source_20_Text"><text:span text:style-name="T5">:</text:span></text:span><text:span text:style-name="T3">.</text:span></text:p>
      <text:p text:style-name="P15"><text:span text:style-name="T3">The </text:span><text:span text:style-name="Source_20_Text"><text:span text:style-name="T5">og:image</text:span></text:span><text:span text:style-name="T3"> property has some optional structured properties:</text:span></text:p>
      <text:list xml:id="list3575029578" text:style-name="L3">
        <text:list-item>
          <text:p text:style-name="P19"><text:span text:style-name="Source_20_Text"><text:span text:style-name="T5">og:image:url</text:span></text:span><text:span text:style-name="T3"> - Identical to </text:span><text:span text:style-name="Source_20_Text"><text:span text:style-name="T5">og:image</text:span></text:span><text:span text:style-name="T3">.</text:span></text:p>
        </text:list-item>
        <text:list-item>
          <text:p text:style-name="P19"><text:span text:style-name="Source_20_Text"><text:span text:style-name="T5">og:image:secure_url</text:span></text:span><text:span text:style-name="T3"> - An alternate url to use if the webpage requires HTTPS.</text:span></text:p>
        </text:list-item>
        <text:list-item>
          <text:p text:style-name="P19"><text:span text:style-name="Source_20_Text"><text:span text:style-name="T5">og:image:type</text:span></text:span><text:span text:style-name="T3"> - A </text:span><text:a xlink:type="simple" xlink:href="https://en.wikipedia.org/wiki/Internet_media_type" text:style-name="Internet_20_link" text:visited-style-name="Visited_20_Internet_20_Link"><text:span text:style-name="T4">MIME type</text:span></text:a><text:span text:style-name="T3"> for this image.</text:span></text:p>
        </text:list-item>
        <text:list-item>
          <text:p text:style-name="P19"><text:span text:style-name="Source_20_Text"><text:span text:style-name="T5">og:image:width</text:span></text:span><text:span text:style-name="T3"> - The number of pixels wide.</text:span></text:p>
        </text:list-item>
        <text:list-item>
          <text:p text:style-name="P19"><text:span text:style-name="Source_20_Text"><text:span text:style-name="T5">og:image:height</text:span></text:span><text:span text:style-name="T3"> - The number of pixels high.</text:span></text:p>
        </text:list-item>
        <text:list-item>
          <text:p text:style-name="P3"><text:span text:style-name="Source_20_Text"><text:span text:style-name="T5">og:image:alt</text:span></text:span><text:span text:style-name="T3"> - A description of what is in the image (not a caption). If the page specifies an og:image it should specify </text:span><text:span text:style-name="Source_20_Text"><text:span text:style-name="T5">og:image:alt</text:span></text:span><text:span text:style-name="T3">.</text:span></text:p>
        </text:list-item>
      </text:list>
      <text:p text:style-name="P16">A full image example:</text:p>
      <text:p text:style-name="P31"><text:span text:style-name="Source_20_Text"><text:span text:style-name="T6">&lt;meta property="og:image" content="https://example.com/ogp.jpg" /&gt;</text:span></text:span></text:p>
      <text:p text:style-name="P31"><text:span text:style-name="Source_20_Text"><text:span text:style-name="T6">&lt;meta property="og:image:secure_url" content="https://secure.example.com/ogp.jpg" /&gt;</text:span></text:span></text:p>
      <text:p text:style-name="P31"><text:span text:style-name="Source_20_Text"><text:span text:style-name="T6">&lt;meta property="og:image:type" content="image/jpeg" /&gt;</text:span></text:span></text:p>
      <text:p text:style-name="P31"><text:span text:style-name="Source_20_Text"><text:span text:style-name="T6">&lt;meta property="og:image:width" content="400" /&gt;</text:span></text:span></text:p>
      <text:p text:style-name="P31"><text:span text:style-name="Source_20_Text"><text:span text:style-name="T6">&lt;meta property="og:image:height" content="300" /&gt;</text:span></text:span></text:p>
      <text:p text:style-name="P31"><text:soft-page-break/><text:span text:style-name="Source_20_Text"><text:span text:style-name="T6">&lt;meta property="og:image:alt" content="A shiny red apple with a bite taken out" /&gt;</text:span></text:span></text:p>
      <text:p text:style-name="P15"><text:span text:style-name="T3">The </text:span><text:span text:style-name="Source_20_Text"><text:span text:style-name="T5">og:video</text:span></text:span><text:span text:style-name="T3"> tag has the identical tags as </text:span><text:span text:style-name="Source_20_Text"><text:span text:style-name="T5">og:image</text:span></text:span><text:span text:style-name="T3">. Here is an example:</text:span></text:p>
      <text:p text:style-name="P31"><text:span text:style-name="Source_20_Text"><text:span text:style-name="T6">&lt;meta property="og:video" content="https://example.com/movie.swf" /&gt;</text:span></text:span></text:p>
      <text:p text:style-name="P31"><text:span text:style-name="Source_20_Text"><text:span text:style-name="T6">&lt;meta property="og:video:secure_url" content="https://secure.example.com/movie.swf" /&gt;</text:span></text:span></text:p>
      <text:p text:style-name="P31"><text:span text:style-name="Source_20_Text"><text:span text:style-name="T6">&lt;meta property="og:video:type" content="application/x-shockwave-flash" /&gt;</text:span></text:span></text:p>
      <text:p text:style-name="P31"><text:span text:style-name="Source_20_Text"><text:span text:style-name="T6">&lt;meta property="og:video:width" content="400" /&gt;</text:span></text:span></text:p>
      <text:p text:style-name="P31"><text:span text:style-name="Source_20_Text"><text:span text:style-name="T6">&lt;meta property="og:video:height" content="300" /&gt;</text:span></text:span></text:p>
      <text:p text:style-name="P15"><text:span text:style-name="T3">The </text:span><text:span text:style-name="Source_20_Text"><text:span text:style-name="T5">og:audio</text:span></text:span><text:span text:style-name="T3"> tag only has the first 3 properties available (since size doesn't make sense for sound):</text:span></text:p>
      <text:p text:style-name="P31"><text:span text:style-name="Source_20_Text"><text:span text:style-name="T6">&lt;meta property="og:audio" content="https://example.com/sound.mp3" /&gt;</text:span></text:span></text:p>
      <text:p text:style-name="P31"><text:span text:style-name="Source_20_Text"><text:span text:style-name="T6">&lt;meta property="og:audio:secure_url" content="https://secure.example.com/sound.mp3" /&gt;</text:span></text:span></text:p>
      <text:p text:style-name="P31"><text:span text:style-name="Source_20_Text"><text:span text:style-name="T6">&lt;meta property="og:audio:type" content="audio/mpeg" /&gt;</text:span></text:span></text:p>
      <text:p text:style-name="P28"><text:line-break/><text:bookmark text:name="aidarrayhrefarrayarraysa"/><text:bookmark text:name="array"/><text:a xlink:type="simple" xlink:href="https://ogp.me/#array" text:style-name="Internet_20_link" text:visited-style-name="Visited_20_Internet_20_Link"><text:span text:style-name="T1">Arrays</text:span></text:a></text:p>
      <text:p text:style-name="P15"><text:span text:style-name="T3">If a tag can have multiple values, just put multiple versions of the same </text:span><text:span text:style-name="Source_20_Text"><text:span text:style-name="T5">&lt;meta&gt;</text:span></text:span><text:span text:style-name="T3"> tag on your page. The first tag (from top to bottom) is given preference during conflicts.</text:span></text:p>
      <text:p text:style-name="P31"><text:span text:style-name="Source_20_Text"><text:span text:style-name="T6">&lt;meta property="og:image" content="https://example.com/rock.jpg" /&gt;</text:span></text:span></text:p>
      <text:p text:style-name="P31"><text:span text:style-name="Source_20_Text"><text:span text:style-name="T6">&lt;meta property="og:image" content="https://example.com/rock2.jpg" /&gt;</text:span></text:span></text:p>
      <text:p text:style-name="P16"><text:soft-page-break/>Put structured properties after you declare their root tag. Whenever another root element is parsed, that structured property is considered to be done and another one is started.</text:p>
      <text:p text:style-name="P16">For example:</text:p>
      <text:p text:style-name="P31"><text:span text:style-name="Source_20_Text"><text:span text:style-name="T6">&lt;meta property="og:image" content="https://example.com/rock.jpg" /&gt;</text:span></text:span></text:p>
      <text:p text:style-name="P31"><text:span text:style-name="Source_20_Text"><text:span text:style-name="T6">&lt;meta property="og:image:width" content="300" /&gt;</text:span></text:span></text:p>
      <text:p text:style-name="P31"><text:span text:style-name="Source_20_Text"><text:span text:style-name="T6">&lt;meta property="og:image:height" content="300" /&gt;</text:span></text:span></text:p>
      <text:p text:style-name="P31"><text:span text:style-name="Source_20_Text"><text:span text:style-name="T6">&lt;meta property="og:image" content="https://example.com/rock2.jpg" /&gt;</text:span></text:span></text:p>
      <text:p text:style-name="P31"><text:span text:style-name="Source_20_Text"><text:span text:style-name="T6">&lt;meta property="og:image" content="https://example.com/rock3.jpg" /&gt;</text:span></text:span></text:p>
      <text:p text:style-name="P31"><text:span text:style-name="Source_20_Text"><text:span text:style-name="T6">&lt;meta property="og:image:height" content="1000" /&gt;</text:span></text:span></text:p>
      <text:p text:style-name="P15"><text:span text:style-name="T3">means there are 3 images on this page, the first image is </text:span><text:span text:style-name="Source_20_Text"><text:span text:style-name="T5">300x300</text:span></text:span><text:span text:style-name="T3">, the middle one has unspecified dimensions, and the last one is </text:span><text:span text:style-name="Source_20_Text"><text:span text:style-name="T5">1000</text:span></text:span><text:span text:style-name="T3">px tall.</text:span></text:p>
      <text:p text:style-name="Horizontal_20_Line"/>
      <text:h text:style-name="P32" text:outline-level="2"><text:bookmark text:name="aidtypeshreftypesobjecttypesa"/><text:bookmark text:name="types"/><text:a xlink:type="simple" xlink:href="https://ogp.me/#types" text:style-name="Internet_20_link" text:visited-style-name="Visited_20_Internet_20_Link"><text:span text:style-name="T1">Object Types</text:span></text:a></text:h>
      <text:p text:style-name="P15"><text:span text:style-name="T3">In order for your object to be represented within the graph, you need to specify its type. This is done using the </text:span><text:span text:style-name="Source_20_Text"><text:span text:style-name="T5">og:type</text:span></text:span><text:span text:style-name="T3"> property:</text:span></text:p>
      <text:p text:style-name="P31"><text:span text:style-name="Source_20_Text"><text:span text:style-name="T6">&lt;meta property="og:type" content="website" /&gt;</text:span></text:span></text:p>
      <text:p text:style-name="P15"><text:span text:style-name="T3">When the community agrees on the schema for a type, it is added to the list of global types. All other objects in the type system are </text:span><text:a xlink:type="simple" xlink:href="https://en.wikipedia.org/wiki/CURIE" text:style-name="Internet_20_link" text:visited-style-name="Visited_20_Internet_20_Link"><text:span text:style-name="T4">CURIEs</text:span></text:a><text:span text:style-name="T3"> of the form</text:span></text:p>
      <text:p text:style-name="P31"><text:span text:style-name="Source_20_Text"><text:span text:style-name="T6">&lt;head prefix="my_namespace: https://example.com/ns#"&gt;</text:span></text:span></text:p>
      <text:p text:style-name="P31"><text:span text:style-name="Source_20_Text"><text:span text:style-name="T6">&lt;meta property="og:type" content="my_namespace:my_type" /&gt;</text:span></text:span></text:p>
      <text:p text:style-name="P15"><text:span text:style-name="T3">The global types are grouped into verticals. Each vertical has its own namespace. The </text:span><text:span text:style-name="Source_20_Text"><text:span text:style-name="T5">og:type</text:span></text:span><text:span text:style-name="T3"> values for a namespace are always prefixed with the namespace and then a period. This is to reduce confusion with user-defined namespaced types which always have colons in them.</text:span></text:p>
      <text:h text:style-name="P30" text:outline-level="3"><text:bookmark text:name="aidtype_musichreftype_musicmusica"/><text:bookmark text:name="type_music"/><text:soft-page-break/><text:a xlink:type="simple" xlink:href="https://ogp.me/#type_music" text:style-name="Internet_20_link" text:visited-style-name="Visited_20_Internet_20_Link"><text:span text:style-name="T2">Music</text:span></text:a></text:h>
      <text:list xml:id="list2247250800" text:style-name="L4">
        <text:list-item>
          <text:p text:style-name="P4"><text:span text:style-name="T3">Namespace URI: </text:span><text:a xlink:type="simple" xlink:href="https://ogp.me/ns/music" text:style-name="Internet_20_link" text:visited-style-name="Visited_20_Internet_20_Link"><text:span text:style-name="Source_20_Text"><text:span text:style-name="T8">https://ogp.me/ns/music#</text:span></text:span></text:a></text:p>
        </text:list-item>
      </text:list>
      <text:p text:style-name="P15"><text:span text:style-name="Source_20_Text"><text:span text:style-name="T5">og:type</text:span></text:span><text:span text:style-name="T3"> values:</text:span></text:p>
      <text:p text:style-name="P15"><text:a xlink:type="simple" xlink:href="https://ogp.me/#type_music.song" office:name="type_music.song" text:style-name="Internet_20_link" text:visited-style-name="Visited_20_Internet_20_Link"><text:span text:style-name="Source_20_Text"><text:span text:style-name="T8">music.song</text:span></text:span></text:a></text:p>
      <text:list xml:id="list1754051155" text:style-name="L5">
        <text:list-item>
          <text:p text:style-name="P20"><text:span text:style-name="Source_20_Text"><text:span text:style-name="T5">music:duration</text:span></text:span><text:span text:style-name="T3"> - </text:span><text:a xlink:type="simple" xlink:href="https://ogp.me/#integer" text:style-name="Internet_20_link" text:visited-style-name="Visited_20_Internet_20_Link"><text:span text:style-name="T4">integer</text:span></text:a><text:span text:style-name="T3"> &gt;=1 - The song's length in seconds.</text:span></text:p>
        </text:list-item>
        <text:list-item>
          <text:p text:style-name="P20"><text:span text:style-name="Source_20_Text"><text:span text:style-name="T5">music:album</text:span></text:span><text:span text:style-name="T3"> - </text:span><text:a xlink:type="simple" xlink:href="https://ogp.me/#type_music.album" text:style-name="Internet_20_link" text:visited-style-name="Visited_20_Internet_20_Link"><text:span text:style-name="T4">music.album</text:span></text:a><text:span text:style-name="T3"> </text:span><text:a xlink:type="simple" xlink:href="https://ogp.me/#array" text:style-name="Internet_20_link" text:visited-style-name="Visited_20_Internet_20_Link"><text:span text:style-name="T4">array</text:span></text:a><text:span text:style-name="T3"> - The album this song is from.</text:span></text:p>
        </text:list-item>
        <text:list-item>
          <text:p text:style-name="P20"><text:span text:style-name="Source_20_Text"><text:span text:style-name="T5">music:album:disc</text:span></text:span><text:span text:style-name="T3"> - </text:span><text:a xlink:type="simple" xlink:href="https://ogp.me/#integer" text:style-name="Internet_20_link" text:visited-style-name="Visited_20_Internet_20_Link"><text:span text:style-name="T4">integer</text:span></text:a><text:span text:style-name="T3"> &gt;=1 - Which disc of the album this song is on.</text:span></text:p>
        </text:list-item>
        <text:list-item>
          <text:p text:style-name="P20"><text:span text:style-name="Source_20_Text"><text:span text:style-name="T5">music:album:track</text:span></text:span><text:span text:style-name="T3"> - </text:span><text:a xlink:type="simple" xlink:href="https://ogp.me/#integer" text:style-name="Internet_20_link" text:visited-style-name="Visited_20_Internet_20_Link"><text:span text:style-name="T4">integer</text:span></text:a><text:span text:style-name="T3"> &gt;=1 - Which track this song is.</text:span></text:p>
        </text:list-item>
        <text:list-item>
          <text:p text:style-name="P5"><text:span text:style-name="Source_20_Text"><text:span text:style-name="T5">music:musician</text:span></text:span><text:span text:style-name="T3"> - </text:span><text:a xlink:type="simple" xlink:href="https://ogp.me/#type_profile" text:style-name="Internet_20_link" text:visited-style-name="Visited_20_Internet_20_Link"><text:span text:style-name="T4">profile</text:span></text:a><text:span text:style-name="T3"> </text:span><text:a xlink:type="simple" xlink:href="https://ogp.me/#array" text:style-name="Internet_20_link" text:visited-style-name="Visited_20_Internet_20_Link"><text:span text:style-name="T4">array</text:span></text:a><text:span text:style-name="T3"> - The musician that made this song.</text:span></text:p>
        </text:list-item>
      </text:list>
      <text:p text:style-name="P15"><text:a xlink:type="simple" xlink:href="https://ogp.me/#type_music.album" office:name="type_music.album" text:style-name="Internet_20_link" text:visited-style-name="Visited_20_Internet_20_Link"><text:span text:style-name="Source_20_Text"><text:span text:style-name="T8">music.album</text:span></text:span></text:a></text:p>
      <text:list xml:id="list1444182149" text:style-name="L6">
        <text:list-item>
          <text:p text:style-name="P21"><text:span text:style-name="Source_20_Text"><text:span text:style-name="T5">music:song</text:span></text:span><text:span text:style-name="T3"> - </text:span><text:a xlink:type="simple" xlink:href="https://ogp.me/#type_music.song" text:style-name="Internet_20_link" text:visited-style-name="Visited_20_Internet_20_Link"><text:span text:style-name="T4">music.song</text:span></text:a><text:span text:style-name="T3"> - The song on this album.</text:span></text:p>
        </text:list-item>
        <text:list-item>
          <text:p text:style-name="P21"><text:span text:style-name="Source_20_Text"><text:span text:style-name="T5">music:song:disc</text:span></text:span><text:span text:style-name="T3"> - </text:span><text:a xlink:type="simple" xlink:href="https://ogp.me/#integer" text:style-name="Internet_20_link" text:visited-style-name="Visited_20_Internet_20_Link"><text:span text:style-name="T4">integer</text:span></text:a><text:span text:style-name="T3"> &gt;=1 - The same as </text:span><text:span text:style-name="Source_20_Text"><text:span text:style-name="T5">music:album:disc</text:span></text:span><text:span text:style-name="T3"> but in reverse.</text:span></text:p>
        </text:list-item>
        <text:list-item>
          <text:p text:style-name="P21"><text:span text:style-name="Source_20_Text"><text:span text:style-name="T5">music:song:track</text:span></text:span><text:span text:style-name="T3"> - </text:span><text:a xlink:type="simple" xlink:href="https://ogp.me/#integer" text:style-name="Internet_20_link" text:visited-style-name="Visited_20_Internet_20_Link"><text:span text:style-name="T4">integer</text:span></text:a><text:span text:style-name="T3"> &gt;=1 - The same as </text:span><text:span text:style-name="Source_20_Text"><text:span text:style-name="T5">music:album:track</text:span></text:span><text:span text:style-name="T3"> but in reverse.</text:span></text:p>
        </text:list-item>
        <text:list-item>
          <text:p text:style-name="P21"><text:span text:style-name="Source_20_Text"><text:span text:style-name="T5">music:musician</text:span></text:span><text:span text:style-name="T3"> - </text:span><text:a xlink:type="simple" xlink:href="https://ogp.me/#type_profile" text:style-name="Internet_20_link" text:visited-style-name="Visited_20_Internet_20_Link"><text:span text:style-name="T4">profile</text:span></text:a><text:span text:style-name="T3"> - The musician that made this song.</text:span></text:p>
        </text:list-item>
        <text:list-item>
          <text:p text:style-name="P6"><text:span text:style-name="Source_20_Text"><text:span text:style-name="T5">music:release_date</text:span></text:span><text:span text:style-name="T3"> - </text:span><text:a xlink:type="simple" xlink:href="https://ogp.me/#datetime" text:style-name="Internet_20_link" text:visited-style-name="Visited_20_Internet_20_Link"><text:span text:style-name="T4">datetime</text:span></text:a><text:span text:style-name="T3"> - The date the album was released.</text:span></text:p>
        </text:list-item>
      </text:list>
      <text:p text:style-name="P15"><text:a xlink:type="simple" xlink:href="https://ogp.me/#type_music.playlist" office:name="type_music.playlist" text:style-name="Internet_20_link" text:visited-style-name="Visited_20_Internet_20_Link"><text:span text:style-name="Source_20_Text"><text:span text:style-name="T8">music.playlist</text:span></text:span></text:a></text:p>
      <text:list xml:id="list1866906985" text:style-name="L7">
        <text:list-item>
          <text:p text:style-name="P22"><text:span text:style-name="Source_20_Text"><text:span text:style-name="T5">music:song</text:span></text:span><text:span text:style-name="T3"> - Identical to the ones on </text:span><text:a xlink:type="simple" xlink:href="https://ogp.me/#type_music.album" text:style-name="Internet_20_link" text:visited-style-name="Visited_20_Internet_20_Link"><text:span text:style-name="T4">music.album</text:span></text:a></text:p>
        </text:list-item>
        <text:list-item>
          <text:p text:style-name="P22"><text:span text:style-name="Source_20_Text"><text:span text:style-name="T5">music:song:disc</text:span></text:span></text:p>
        </text:list-item>
        <text:list-item>
          <text:p text:style-name="P22"><text:span text:style-name="Source_20_Text"><text:span text:style-name="T5">music:song:track</text:span></text:span></text:p>
        </text:list-item>
        <text:list-item>
          <text:p text:style-name="P7"><text:span text:style-name="Source_20_Text"><text:span text:style-name="T5">music:creator</text:span></text:span><text:span text:style-name="T3"> - </text:span><text:a xlink:type="simple" xlink:href="https://ogp.me/#type_profile" text:style-name="Internet_20_link" text:visited-style-name="Visited_20_Internet_20_Link"><text:span text:style-name="T4">profile</text:span></text:a><text:span text:style-name="T3"> - The creator of this playlist.</text:span></text:p>
        </text:list-item>
      </text:list>
      <text:p text:style-name="P15"><text:a xlink:type="simple" xlink:href="https://ogp.me/#type_music.radio_station" office:name="type_music.radio_station" text:style-name="Internet_20_link" text:visited-style-name="Visited_20_Internet_20_Link"><text:span text:style-name="Source_20_Text"><text:span text:style-name="T8">music.radio_station</text:span></text:span></text:a></text:p>
      <text:list xml:id="list3359034785" text:style-name="L8">
        <text:list-item>
          <text:p text:style-name="P8"><text:span text:style-name="Source_20_Text"><text:span text:style-name="T5">music:creator</text:span></text:span><text:span text:style-name="T3"> - </text:span><text:a xlink:type="simple" xlink:href="https://ogp.me/#type_profile" text:style-name="Internet_20_link" text:visited-style-name="Visited_20_Internet_20_Link"><text:span text:style-name="T4">profile</text:span></text:a><text:span text:style-name="T3"> - The creator of this station.</text:span></text:p>
        </text:list-item>
      </text:list>
      <text:h text:style-name="P30" text:outline-level="3"><text:bookmark text:name="aidtype_videohreftype_videovideoa"/><text:bookmark text:name="type_video"/><text:a xlink:type="simple" xlink:href="https://ogp.me/#type_video" text:style-name="Internet_20_link" text:visited-style-name="Visited_20_Internet_20_Link"><text:span text:style-name="T2">Video</text:span></text:a></text:h>
      <text:list xml:id="list2496501120" text:style-name="L9">
        <text:list-item>
          <text:p text:style-name="P9"><text:span text:style-name="T3">Namespace URI: </text:span><text:a xlink:type="simple" xlink:href="https://ogp.me/ns/video" text:style-name="Internet_20_link" text:visited-style-name="Visited_20_Internet_20_Link"><text:span text:style-name="Source_20_Text"><text:span text:style-name="T8">https://ogp.me/ns/video#</text:span></text:span></text:a></text:p>
        </text:list-item>
      </text:list>
      <text:p text:style-name="P15"><text:span text:style-name="Source_20_Text"><text:span text:style-name="T5">og:type</text:span></text:span><text:span text:style-name="T3"> values:</text:span></text:p>
      <text:p text:style-name="P15"><text:a xlink:type="simple" xlink:href="https://ogp.me/#type_video.movie" office:name="type_video.movie" text:style-name="Internet_20_link" text:visited-style-name="Visited_20_Internet_20_Link"><text:span text:style-name="Source_20_Text"><text:span text:style-name="T8">video.movie</text:span></text:span></text:a></text:p>
      <text:list xml:id="list1172627540" text:style-name="L10">
        <text:list-item>
          <text:p text:style-name="P23"><text:span text:style-name="Source_20_Text"><text:span text:style-name="T5">video:actor</text:span></text:span><text:span text:style-name="T3"> - </text:span><text:a xlink:type="simple" xlink:href="https://ogp.me/#type_profile" text:style-name="Internet_20_link" text:visited-style-name="Visited_20_Internet_20_Link"><text:span text:style-name="T4">profile</text:span></text:a><text:span text:style-name="T3"> </text:span><text:a xlink:type="simple" xlink:href="https://ogp.me/#array" text:style-name="Internet_20_link" text:visited-style-name="Visited_20_Internet_20_Link"><text:span text:style-name="T4">array</text:span></text:a><text:span text:style-name="T3"> - Actors in the movie.</text:span></text:p>
        </text:list-item>
        <text:list-item>
          <text:p text:style-name="P23"><text:span text:style-name="Source_20_Text"><text:span text:style-name="T5">video:actor:role</text:span></text:span><text:span text:style-name="T3"> - </text:span><text:a xlink:type="simple" xlink:href="https://ogp.me/#string" text:style-name="Internet_20_link" text:visited-style-name="Visited_20_Internet_20_Link"><text:span text:style-name="T4">string</text:span></text:a><text:span text:style-name="T3"> - The role they played.</text:span></text:p>
        </text:list-item>
        <text:list-item>
          <text:p text:style-name="P23"><text:span text:style-name="Source_20_Text"><text:span text:style-name="T5">video:director</text:span></text:span><text:span text:style-name="T3"> - </text:span><text:a xlink:type="simple" xlink:href="https://ogp.me/#type_profile" text:style-name="Internet_20_link" text:visited-style-name="Visited_20_Internet_20_Link"><text:span text:style-name="T4">profile</text:span></text:a><text:span text:style-name="T3"> </text:span><text:a xlink:type="simple" xlink:href="https://ogp.me/#array" text:style-name="Internet_20_link" text:visited-style-name="Visited_20_Internet_20_Link"><text:span text:style-name="T4">array</text:span></text:a><text:span text:style-name="T3"> - Directors of the movie.</text:span></text:p>
        </text:list-item>
        <text:list-item>
          <text:p text:style-name="P23"><text:span text:style-name="Source_20_Text"><text:span text:style-name="T5">video:writer</text:span></text:span><text:span text:style-name="T3"> - </text:span><text:a xlink:type="simple" xlink:href="https://ogp.me/#type_profile" text:style-name="Internet_20_link" text:visited-style-name="Visited_20_Internet_20_Link"><text:span text:style-name="T4">profile</text:span></text:a><text:span text:style-name="T3"> </text:span><text:a xlink:type="simple" xlink:href="https://ogp.me/#array" text:style-name="Internet_20_link" text:visited-style-name="Visited_20_Internet_20_Link"><text:span text:style-name="T4">array</text:span></text:a><text:span text:style-name="T3"> - Writers of the movie.</text:span></text:p>
        </text:list-item>
        <text:list-item>
          <text:p text:style-name="P23"><text:span text:style-name="Source_20_Text"><text:span text:style-name="T5">video:duration</text:span></text:span><text:span text:style-name="T3"> - </text:span><text:a xlink:type="simple" xlink:href="https://ogp.me/#integer" text:style-name="Internet_20_link" text:visited-style-name="Visited_20_Internet_20_Link"><text:span text:style-name="T4">integer</text:span></text:a><text:span text:style-name="T3"> &gt;=1 - The movie's length in seconds.</text:span></text:p>
        </text:list-item>
        <text:list-item>
          <text:p text:style-name="P23"><text:span text:style-name="Source_20_Text"><text:span text:style-name="T5">video:release_date</text:span></text:span><text:span text:style-name="T3"> - </text:span><text:a xlink:type="simple" xlink:href="https://ogp.me/#datetime" text:style-name="Internet_20_link" text:visited-style-name="Visited_20_Internet_20_Link"><text:span text:style-name="T4">datetime</text:span></text:a><text:span text:style-name="T3"> - The date the movie was released.</text:span></text:p>
        </text:list-item>
        <text:list-item>
          <text:p text:style-name="P10"><text:span text:style-name="Source_20_Text"><text:span text:style-name="T5">video:tag</text:span></text:span><text:span text:style-name="T3"> - </text:span><text:a xlink:type="simple" xlink:href="https://ogp.me/#string" text:style-name="Internet_20_link" text:visited-style-name="Visited_20_Internet_20_Link"><text:span text:style-name="T4">string</text:span></text:a><text:span text:style-name="T3"> </text:span><text:a xlink:type="simple" xlink:href="https://ogp.me/#array" text:style-name="Internet_20_link" text:visited-style-name="Visited_20_Internet_20_Link"><text:span text:style-name="T4">array</text:span></text:a><text:span text:style-name="T3"> - Tag words associated with this movie.</text:span></text:p>
        </text:list-item>
      </text:list>
      <text:p text:style-name="P15"><text:a xlink:type="simple" xlink:href="https://ogp.me/#type_video.episode" office:name="type_video.episode" text:style-name="Internet_20_link" text:visited-style-name="Visited_20_Internet_20_Link"><text:span text:style-name="Source_20_Text"><text:span text:style-name="T8">video.episode</text:span></text:span></text:a></text:p>
      <text:list xml:id="list3362322267" text:style-name="L11">
        <text:list-item>
          <text:p text:style-name="P24"><text:span text:style-name="Source_20_Text"><text:span text:style-name="T5">video:actor</text:span></text:span><text:span text:style-name="T3"> - Identical to </text:span><text:a xlink:type="simple" xlink:href="https://ogp.me/#type_video.movie" text:style-name="Internet_20_link" text:visited-style-name="Visited_20_Internet_20_Link"><text:span text:style-name="T4">video.movie</text:span></text:a></text:p>
        </text:list-item>
        <text:list-item>
          <text:p text:style-name="P24"><text:span text:style-name="Source_20_Text"><text:span text:style-name="T5">video:actor:role</text:span></text:span></text:p>
        </text:list-item>
        <text:list-item>
          <text:p text:style-name="P24"><text:span text:style-name="Source_20_Text"><text:span text:style-name="T5">video:director</text:span></text:span></text:p>
        </text:list-item>
        <text:list-item>
          <text:p text:style-name="P24"><text:span text:style-name="Source_20_Text"><text:span text:style-name="T5">video:writer</text:span></text:span></text:p>
        </text:list-item>
        <text:list-item>
          <text:p text:style-name="P24"><text:span text:style-name="Source_20_Text"><text:span text:style-name="T5">video:duration</text:span></text:span></text:p>
        </text:list-item>
        <text:list-item>
          <text:p text:style-name="P24"><text:span text:style-name="Source_20_Text"><text:span text:style-name="T5">video:release_date</text:span></text:span></text:p>
        </text:list-item>
        <text:list-item>
          <text:p text:style-name="P24"><text:soft-page-break/><text:span text:style-name="Source_20_Text"><text:span text:style-name="T5">video:tag</text:span></text:span></text:p>
        </text:list-item>
        <text:list-item>
          <text:p text:style-name="P11"><text:span text:style-name="Source_20_Text"><text:span text:style-name="T5">video:series</text:span></text:span><text:span text:style-name="T3"> - </text:span><text:a xlink:type="simple" xlink:href="https://ogp.me/#type_video.tv_show" text:style-name="Internet_20_link" text:visited-style-name="Visited_20_Internet_20_Link"><text:span text:style-name="T4">video.tv_show</text:span></text:a><text:span text:style-name="T3"> - Which series this episode belongs to.</text:span></text:p>
        </text:list-item>
      </text:list>
      <text:p text:style-name="P15"><text:a xlink:type="simple" xlink:href="https://ogp.me/#type_video.tv_show" office:name="type_video.tv_show" text:style-name="Internet_20_link" text:visited-style-name="Visited_20_Internet_20_Link"><text:span text:style-name="Source_20_Text"><text:span text:style-name="T8">video.tv_show</text:span></text:span></text:a></text:p>
      <text:p text:style-name="P15"><text:span text:style-name="T3">A multi-episode TV show. The metadata is identical to </text:span><text:a xlink:type="simple" xlink:href="https://ogp.me/#type_video.movie" text:style-name="Internet_20_link" text:visited-style-name="Visited_20_Internet_20_Link"><text:span text:style-name="T4">video.movie</text:span></text:a><text:span text:style-name="T3">.</text:span></text:p>
      <text:p text:style-name="P15"><text:a xlink:type="simple" xlink:href="https://ogp.me/#type_video.other" office:name="type_video.other" text:style-name="Internet_20_link" text:visited-style-name="Visited_20_Internet_20_Link"><text:span text:style-name="Source_20_Text"><text:span text:style-name="T8">video.other</text:span></text:span></text:a></text:p>
      <text:p text:style-name="P15"><text:span text:style-name="T3">A video that doesn't belong in any other category. The metadata is identical to </text:span><text:a xlink:type="simple" xlink:href="https://ogp.me/#type_video.movie" text:style-name="Internet_20_link" text:visited-style-name="Visited_20_Internet_20_Link"><text:span text:style-name="T4">video.movie</text:span></text:a><text:span text:style-name="T3">.</text:span></text:p>
      <text:h text:style-name="P30" text:outline-level="3"><text:bookmark text:name="aidno_verticalhrefno_verticalnoverticala"/><text:bookmark text:name="no_vertical"/><text:a xlink:type="simple" xlink:href="https://ogp.me/#no_vertical" text:style-name="Internet_20_link" text:visited-style-name="Visited_20_Internet_20_Link"><text:span text:style-name="T2">No Vertical</text:span></text:a></text:h>
      <text:p text:style-name="P16">These are globally defined objects that just don't fit into a vertical but yet are broadly used and agreed upon.</text:p>
      <text:p text:style-name="P15"><text:span text:style-name="Source_20_Text"><text:span text:style-name="T5">og:type</text:span></text:span><text:span text:style-name="T3"> values:</text:span></text:p>
      <text:p text:style-name="P15"><text:a xlink:type="simple" xlink:href="https://ogp.me/#type_article" office:name="type_article" text:style-name="Internet_20_link" text:visited-style-name="Visited_20_Internet_20_Link"><text:span text:style-name="Source_20_Text"><text:span text:style-name="T8">article</text:span></text:span></text:a><text:span text:style-name="T3"> - Namespace URI: </text:span><text:a xlink:type="simple" xlink:href="https://ogp.me/ns/article" text:style-name="Internet_20_link" text:visited-style-name="Visited_20_Internet_20_Link"><text:span text:style-name="Source_20_Text"><text:span text:style-name="T8">https://ogp.me/ns/article#</text:span></text:span></text:a></text:p>
      <text:list xml:id="list4256872272" text:style-name="L12">
        <text:list-item>
          <text:p text:style-name="P25"><text:span text:style-name="Source_20_Text"><text:span text:style-name="T5">article:published_time</text:span></text:span><text:span text:style-name="T3"> - </text:span><text:a xlink:type="simple" xlink:href="https://ogp.me/#datetime" text:style-name="Internet_20_link" text:visited-style-name="Visited_20_Internet_20_Link"><text:span text:style-name="T4">datetime</text:span></text:a><text:span text:style-name="T3"> - When the article was first published.</text:span></text:p>
        </text:list-item>
        <text:list-item>
          <text:p text:style-name="P25"><text:span text:style-name="Source_20_Text"><text:span text:style-name="T5">article:modified_time</text:span></text:span><text:span text:style-name="T3"> - </text:span><text:a xlink:type="simple" xlink:href="https://ogp.me/#datetime" text:style-name="Internet_20_link" text:visited-style-name="Visited_20_Internet_20_Link"><text:span text:style-name="T4">datetime</text:span></text:a><text:span text:style-name="T3"> - When the article was last changed.</text:span></text:p>
        </text:list-item>
        <text:list-item>
          <text:p text:style-name="P25"><text:span text:style-name="Source_20_Text"><text:span text:style-name="T5">article:expiration_time</text:span></text:span><text:span text:style-name="T3"> - </text:span><text:a xlink:type="simple" xlink:href="https://ogp.me/#datetime" text:style-name="Internet_20_link" text:visited-style-name="Visited_20_Internet_20_Link"><text:span text:style-name="T4">datetime</text:span></text:a><text:span text:style-name="T3"> - When the article is out of date after.</text:span></text:p>
        </text:list-item>
        <text:list-item>
          <text:p text:style-name="P25"><text:span text:style-name="Source_20_Text"><text:span text:style-name="T5">article:author</text:span></text:span><text:span text:style-name="T3"> - </text:span><text:a xlink:type="simple" xlink:href="https://ogp.me/#type_profile" text:style-name="Internet_20_link" text:visited-style-name="Visited_20_Internet_20_Link"><text:span text:style-name="T4">profile</text:span></text:a><text:span text:style-name="T3"> </text:span><text:a xlink:type="simple" xlink:href="https://ogp.me/#array" text:style-name="Internet_20_link" text:visited-style-name="Visited_20_Internet_20_Link"><text:span text:style-name="T4">array</text:span></text:a><text:span text:style-name="T3"> - Writers of the article.</text:span></text:p>
        </text:list-item>
        <text:list-item>
          <text:p text:style-name="P25"><text:span text:style-name="Source_20_Text"><text:span text:style-name="T5">article:section</text:span></text:span><text:span text:style-name="T3"> - </text:span><text:a xlink:type="simple" xlink:href="https://ogp.me/#string" text:style-name="Internet_20_link" text:visited-style-name="Visited_20_Internet_20_Link"><text:span text:style-name="T4">string</text:span></text:a><text:span text:style-name="T3"> - A high-level section name. E.g. Technology</text:span></text:p>
        </text:list-item>
        <text:list-item>
          <text:p text:style-name="P12"><text:span text:style-name="Source_20_Text"><text:span text:style-name="T5">article:tag</text:span></text:span><text:span text:style-name="T3"> - </text:span><text:a xlink:type="simple" xlink:href="https://ogp.me/#string" text:style-name="Internet_20_link" text:visited-style-name="Visited_20_Internet_20_Link"><text:span text:style-name="T4">string</text:span></text:a><text:span text:style-name="T3"> </text:span><text:a xlink:type="simple" xlink:href="https://ogp.me/#array" text:style-name="Internet_20_link" text:visited-style-name="Visited_20_Internet_20_Link"><text:span text:style-name="T4">array</text:span></text:a><text:span text:style-name="T3"> - Tag words associated with this article.</text:span></text:p>
        </text:list-item>
      </text:list>
      <text:p text:style-name="P15"><text:a xlink:type="simple" xlink:href="https://ogp.me/#type_book" office:name="type_book" text:style-name="Internet_20_link" text:visited-style-name="Visited_20_Internet_20_Link"><text:span text:style-name="Source_20_Text"><text:span text:style-name="T8">book</text:span></text:span></text:a><text:span text:style-name="T3"> - Namespace URI: </text:span><text:a xlink:type="simple" xlink:href="https://ogp.me/ns/book" text:style-name="Internet_20_link" text:visited-style-name="Visited_20_Internet_20_Link"><text:span text:style-name="Source_20_Text"><text:span text:style-name="T8">https://ogp.me/ns/book#</text:span></text:span></text:a></text:p>
      <text:list xml:id="list4019365242" text:style-name="L13">
        <text:list-item>
          <text:p text:style-name="P26"><text:span text:style-name="Source_20_Text"><text:span text:style-name="T5">book:author</text:span></text:span><text:span text:style-name="T3"> - </text:span><text:a xlink:type="simple" xlink:href="https://ogp.me/#type_profile" text:style-name="Internet_20_link" text:visited-style-name="Visited_20_Internet_20_Link"><text:span text:style-name="T4">profile</text:span></text:a><text:span text:style-name="T3"> </text:span><text:a xlink:type="simple" xlink:href="https://ogp.me/#array" text:style-name="Internet_20_link" text:visited-style-name="Visited_20_Internet_20_Link"><text:span text:style-name="T4">array</text:span></text:a><text:span text:style-name="T3"> - Who wrote this book.</text:span></text:p>
        </text:list-item>
        <text:list-item>
          <text:p text:style-name="P26"><text:span text:style-name="Source_20_Text"><text:span text:style-name="T5">book:isbn</text:span></text:span><text:span text:style-name="T3"> - </text:span><text:a xlink:type="simple" xlink:href="https://ogp.me/#string" text:style-name="Internet_20_link" text:visited-style-name="Visited_20_Internet_20_Link"><text:span text:style-name="T4">string</text:span></text:a><text:span text:style-name="T3"> - The </text:span><text:a xlink:type="simple" xlink:href="https://en.wikipedia.org/wiki/International_Standard_Book_Number" text:style-name="Internet_20_link" text:visited-style-name="Visited_20_Internet_20_Link"><text:span text:style-name="T4">ISBN</text:span></text:a></text:p>
        </text:list-item>
        <text:list-item>
          <text:p text:style-name="P26"><text:span text:style-name="Source_20_Text"><text:span text:style-name="T5">book:release_date</text:span></text:span><text:span text:style-name="T3"> - </text:span><text:a xlink:type="simple" xlink:href="https://ogp.me/#datetime" text:style-name="Internet_20_link" text:visited-style-name="Visited_20_Internet_20_Link"><text:span text:style-name="T4">datetime</text:span></text:a><text:span text:style-name="T3"> - The date the book was released.</text:span></text:p>
        </text:list-item>
        <text:list-item>
          <text:p text:style-name="P13"><text:span text:style-name="Source_20_Text"><text:span text:style-name="T5">book:tag</text:span></text:span><text:span text:style-name="T3"> - </text:span><text:a xlink:type="simple" xlink:href="https://ogp.me/#string" text:style-name="Internet_20_link" text:visited-style-name="Visited_20_Internet_20_Link"><text:span text:style-name="T4">string</text:span></text:a><text:span text:style-name="T3"> </text:span><text:a xlink:type="simple" xlink:href="https://ogp.me/#array" text:style-name="Internet_20_link" text:visited-style-name="Visited_20_Internet_20_Link"><text:span text:style-name="T4">array</text:span></text:a><text:span text:style-name="T3"> - Tag words associated with this book.</text:span></text:p>
        </text:list-item>
      </text:list>
      <text:p text:style-name="P15"><text:a xlink:type="simple" xlink:href="https://ogp.me/#type_profile" office:name="type_profile" text:style-name="Internet_20_link" text:visited-style-name="Visited_20_Internet_20_Link"><text:span text:style-name="Source_20_Text"><text:span text:style-name="T8">profile</text:span></text:span></text:a><text:span text:style-name="T3"> - Namespace URI: </text:span><text:a xlink:type="simple" xlink:href="https://ogp.me/ns/profile" text:style-name="Internet_20_link" text:visited-style-name="Visited_20_Internet_20_Link"><text:span text:style-name="Source_20_Text"><text:span text:style-name="T8">https://ogp.me/ns/profile#</text:span></text:span></text:a></text:p>
      <text:list xml:id="list2114905602" text:style-name="L14">
        <text:list-item>
          <text:p text:style-name="P27"><text:span text:style-name="Source_20_Text"><text:span text:style-name="T5">profile:first_name</text:span></text:span><text:span text:style-name="T3"> - </text:span><text:a xlink:type="simple" xlink:href="https://ogp.me/#string" text:style-name="Internet_20_link" text:visited-style-name="Visited_20_Internet_20_Link"><text:span text:style-name="T4">string</text:span></text:a><text:span text:style-name="T3"> - A name normally given to an individual by a parent or self-chosen.</text:span></text:p>
        </text:list-item>
        <text:list-item>
          <text:p text:style-name="P27"><text:span text:style-name="Source_20_Text"><text:span text:style-name="T5">profile:last_name</text:span></text:span><text:span text:style-name="T3"> - </text:span><text:a xlink:type="simple" xlink:href="https://ogp.me/#string" text:style-name="Internet_20_link" text:visited-style-name="Visited_20_Internet_20_Link"><text:span text:style-name="T4">string</text:span></text:a><text:span text:style-name="T3"> - A name inherited from a family or marriage and by which the individual is commonly known.</text:span></text:p>
        </text:list-item>
        <text:list-item>
          <text:p text:style-name="P27"><text:span text:style-name="Source_20_Text"><text:span text:style-name="T5">profile:username</text:span></text:span><text:span text:style-name="T3"> - </text:span><text:a xlink:type="simple" xlink:href="https://ogp.me/#string" text:style-name="Internet_20_link" text:visited-style-name="Visited_20_Internet_20_Link"><text:span text:style-name="T4">string</text:span></text:a><text:span text:style-name="T3"> - A short unique string to identify them.</text:span></text:p>
        </text:list-item>
        <text:list-item>
          <text:p text:style-name="P14"><text:span text:style-name="Source_20_Text"><text:span text:style-name="T5">profile:gender</text:span></text:span><text:span text:style-name="T3"> - </text:span><text:a xlink:type="simple" xlink:href="https://ogp.me/#enum" text:style-name="Internet_20_link" text:visited-style-name="Visited_20_Internet_20_Link"><text:span text:style-name="T4">enum</text:span></text:a><text:span text:style-name="T3">(male, female) - Their gender.</text:span></text:p>
        </text:list-item>
      </text:list>
      <text:p text:style-name="P15"><text:a xlink:type="simple" xlink:href="https://ogp.me/#type_website" office:name="type_website" text:style-name="Internet_20_link" text:visited-style-name="Visited_20_Internet_20_Link"><text:span text:style-name="Source_20_Text"><text:span text:style-name="T8">website</text:span></text:span></text:a><text:span text:style-name="T3"> - Namespace URI: </text:span><text:a xlink:type="simple" xlink:href="https://ogp.me/ns/website" text:style-name="Internet_20_link" text:visited-style-name="Visited_20_Internet_20_Link"><text:span text:style-name="Source_20_Text"><text:span text:style-name="T8">https://ogp.me/ns/website#</text:span></text:span></text:a></text:p>
      <text:p text:style-name="P15"><text:span text:style-name="T3">No additional properties other than the basic ones. Any non-marked up webpage should be treated as </text:span><text:span text:style-name="Source_20_Text"><text:span text:style-name="T5">og:type</text:span></text:span><text:span text:style-name="T3"> website.</text:span></text:p>
      <text:p text:style-name="Horizontal_20_Line"/>
      <text:h text:style-name="P32" text:outline-level="2"><text:bookmark text:name="aiddata_typeshrefdata_typestypesa"/><text:bookmark text:name="data_types"/><text:a xlink:type="simple" xlink:href="https://ogp.me/#data_types" text:style-name="Internet_20_link" text:visited-style-name="Visited_20_Internet_20_Link"><text:span text:style-name="T1">Types</text:span></text:a></text:h>
      <text:p text:style-name="P16">The following types are used when defining attributes in Open Graph protocol.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9">Type</text:p>
          </table:table-cell>
          <table:table-cell table:style-name="Tabla1.A1" office:value-type="string">
            <text:p text:style-name="P29">Description</text:p>
          </table:table-cell>
          <table:table-cell table:style-name="Tabla1.A1" office:value-type="string">
            <text:p text:style-name="P29">Literals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ogp.me/#bool" office:name="bool" text:style-name="Internet_20_link" text:visited-style-name="Visited_20_Internet_20_Link"><text:span text:style-name="T9">Boolean</text:span></text:a></text:p>
          </table:table-cell>
          <table:table-cell table:style-name="Tabla1.A1" office:value-type="string">
            <text:p text:style-name="Table_20_Contents">A Boolean represents a true or false value</text:p>
          </table:table-cell>
          <table:table-cell table:style-name="Tabla1.A1" office:value-type="string">
            <text:p text:style-name="Table_20_Contents">true, false, 1, 0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ogp.me/#datetime" office:name="datetime" text:style-name="Internet_20_link" text:visited-style-name="Visited_20_Internet_20_Link"><text:span text:style-name="T9">DateTime</text:span></text:a></text:p>
          </table:table-cell>
          <table:table-cell table:style-name="Tabla1.A1" office:value-type="string">
            <text:p text:style-name="Table_20_Contents">A DateTime represents a temporal value composed of a date (year, month, day) and an optional time component (hours, minutes)</text:p>
          </table:table-cell>
          <table:table-cell table:style-name="Tabla1.A1" office:value-type="string">
            <text:p text:style-name="Table_20_Contents"><text:a xlink:type="simple" xlink:href="https://en.wikipedia.org/wiki/ISO_8601" text:style-name="Internet_20_link" text:visited-style-name="Visited_20_Internet_20_Link"><text:span text:style-name="T9">ISO 8601</text:span></text:a></text:p>
          </table:table-cell>
        </table:table-row>
        <text:soft-page-break/>
        <table:table-row>
          <table:table-cell table:style-name="Tabla1.A1" office:value-type="string">
            <text:p text:style-name="Table_20_Contents"><text:a xlink:type="simple" xlink:href="https://ogp.me/#enum" office:name="enum" text:style-name="Internet_20_link" text:visited-style-name="Visited_20_Internet_20_Link"><text:span text:style-name="T9">Enum</text:span></text:a></text:p>
          </table:table-cell>
          <table:table-cell table:style-name="Tabla1.A1" office:value-type="string">
            <text:p text:style-name="Table_20_Contents">A type consisting of bounded set of constant string values (enumeration members).</text:p>
          </table:table-cell>
          <table:table-cell table:style-name="Tabla1.A1" office:value-type="string">
            <text:p text:style-name="Table_20_Contents">A string value that is a member of the enumeration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ogp.me/#float" office:name="float" text:style-name="Internet_20_link" text:visited-style-name="Visited_20_Internet_20_Link"><text:span text:style-name="T9">Float</text:span></text:a></text:p>
          </table:table-cell>
          <table:table-cell table:style-name="Tabla1.A1" office:value-type="string">
            <text:p text:style-name="Table_20_Contents">A 64-bit signed floating point number</text:p>
          </table:table-cell>
          <table:table-cell table:style-name="Tabla1.A1" office:value-type="string">
            <text:p text:style-name="Table_20_Contents">All literals that conform to the following formats:<text:line-break/><text:line-break/>1.234<text:line-break/>-1.234<text:line-break/>1.2e3<text:line-break/>-1.2e3<text:line-break/>7E-10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ogp.me/#integer" office:name="integer" text:style-name="Internet_20_link" text:visited-style-name="Visited_20_Internet_20_Link"><text:span text:style-name="T9">Integer</text:span></text:a></text:p>
          </table:table-cell>
          <table:table-cell table:style-name="Tabla1.A1" office:value-type="string">
            <text:p text:style-name="Table_20_Contents">A 32-bit signed integer. In many languages integers over 32-bits become floats, so we limit Open Graph protocol for easy multi-language use.</text:p>
          </table:table-cell>
          <table:table-cell table:style-name="Tabla1.A1" office:value-type="string">
            <text:p text:style-name="Table_20_Contents">All literals that conform to the following formats:<text:line-break/><text:line-break/>1234<text:line-break/>-123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ogp.me/#string" office:name="string" text:style-name="Internet_20_link" text:visited-style-name="Visited_20_Internet_20_Link"><text:span text:style-name="T9">String</text:span></text:a></text:p>
          </table:table-cell>
          <table:table-cell table:style-name="Tabla1.A1" office:value-type="string">
            <text:p text:style-name="Table_20_Contents">A sequence of Unicode characters</text:p>
          </table:table-cell>
          <table:table-cell table:style-name="Tabla1.A1" office:value-type="string">
            <text:p text:style-name="Table_20_Contents">All literals composed of Unicode characters with no escape characters</text:p>
          </table:table-cell>
        </table:table-row>
        <table:table-row>
          <table:table-cell table:style-name="Tabla1.A1" office:value-type="string">
            <text:p text:style-name="Table_20_Contents"><text:a xlink:type="simple" xlink:href="https://ogp.me/#url" office:name="url" text:style-name="Internet_20_link" text:visited-style-name="Visited_20_Internet_20_Link"><text:span text:style-name="T9">URL</text:span></text:a></text:p>
          </table:table-cell>
          <table:table-cell table:style-name="Tabla1.A1" office:value-type="string">
            <text:p text:style-name="Table_20_Contents">A sequence of Unicode characters that identify an Internet resource.</text:p>
          </table:table-cell>
          <table:table-cell table:style-name="Tabla1.A1" office:value-type="string">
            <text:p text:style-name="Table_20_Contents">All valid URLs that utilize the https:// or https:// protocols</text:p>
          </table:table-cell>
        </table:table-row>
      </table:table>
      <text:p text:style-name="P2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Georgia" svg:font-family="Georgia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3T06:15:34.613371364</meta:creation-date>
    <meta:generator>LibreOffice/6.1.5.2$Linux_X86_64 LibreOffice_project/10$Build-2</meta:generator>
    <dc:date>2022-12-23T07:18:31.108563401</dc:date>
    <meta:editing-duration>PT51M47S</meta:editing-duration>
    <meta:editing-cycles>1</meta:editing-cycles>
    <meta:document-statistic meta:table-count="1" meta:image-count="0" meta:object-count="0" meta:page-count="8" meta:paragraph-count="181" meta:word-count="1556" meta:character-count="10579" meta:non-whitespace-character-count="9250"/>
  </office:meta>
</office:document-meta>
</file>